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User.getHashed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ser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ser.DefaultUser( String name , String passwordHash , String hashAl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User.getHash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User.verifyPassword( String p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User.setPassword( String newP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User.DefaultUser( String name , String hashAl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